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Spittle</text:h>
      <text:p text:style-name="Text_20_body">My body is attached to your body by a thin spittle of thought.<text:line-break/>When you turn away from me, my thought is broken<text:line-break/>and forms anew with something else. Ideas are drool.<text:line-break/>Beauty has been slobbered over far too long. God<text:line-break/>is a tidal wave of bodily fluid. Even the flea has some<text:line-break/>vestigial wetness. We live in a world fleshy and dark,<text:line-break/>and moist as a nostril. Is conciousness only a watery-eyed<text:line-break/>romantic, crying softly into his shirt-sleeve? Is not reason<text:line-break/>a square-jawed businessman with a briefcase full of memory?<text:line-break/>I want to kiss the world to make it mine. I want to become<text:line-break/>a Judas to reality, betray it with the wetness of emo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pittle</dc:title>
  </office:meta>
</office:document-meta>
</file>